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AnnotationBeanRegistrationAotContributionTests.registerBea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AnnotationBeanRegistrationAotContributionTests.contributeWhenPackagePrivateMethodInjectionInjectsUsing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contributeWhenPrivateMethodInjectionInject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contributeWhenPackagePrivateFieldInjectionOnParentClassInject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contributeWhenPackagePrivateMethodInjectionOnParentClassInject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getAndApply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AnnotationBeanRegistrationAotContributionTests.compile( RegisteredBean registeredBean , BiConsumer &lt; BiFunction &lt; RegisteredBean , Object , Object &gt; , Compiled &gt;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utowiredAnnotationBeanRegistrationAotContributionTests.contributeWhenPackagePrivateFieldInjectionInjectsUsing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contributeWhenPrivateFieldInjectionInject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utowiredAnnotationBeanRegistrationAotContributionTests.getSourceFile( Compiled compiled , Class &lt; ? &gt;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AnnotationBeanRegistrationAotContributionTests.AutowiredAnnotationBeanRegistrationAotContribution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